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0fe2" officeooo:paragraph-rsid="00110fe2"/>
    </style:style>
    <style:style style:name="P2" style:family="paragraph" style:parent-style-name="Preformatted_20_Text">
      <style:text-properties officeooo:rsid="0011bb39" officeooo:paragraph-rsid="0011bb39"/>
    </style:style>
    <style:style style:name="P3" style:family="paragraph" style:parent-style-name="Preformatted_20_Text">
      <style:text-properties officeooo:paragraph-rsid="0011bb39"/>
    </style:style>
    <style:style style:name="P4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officeooo:rsid="0012c3b3" officeooo:paragraph-rsid="0012c3b3" style:font-size-asian="13pt" style:font-size-complex="13pt"/>
    </style:style>
    <style:style style:name="P5" style:family="paragraph" style:parent-style-name="Preformatted_20_Text">
      <style:text-properties officeooo:rsid="0013b038" officeooo:paragraph-rsid="0013b038"/>
    </style:style>
    <style:style style:name="P6" style:family="paragraph" style:parent-style-name="Preformatted_20_Text">
      <style:text-properties officeooo:rsid="0013b038" officeooo:paragraph-rsid="00153526"/>
    </style:style>
    <style:style style:name="P7" style:family="paragraph" style:parent-style-name="Preformatted_20_Text">
      <style:text-properties officeooo:rsid="00155bd7" officeooo:paragraph-rsid="0016e2b7"/>
    </style:style>
    <style:style style:name="T1" style:family="text">
      <style:text-properties officeooo:rsid="0012c3b3"/>
    </style:style>
    <style:style style:name="T2" style:family="text">
      <style:text-properties officeooo:rsid="00153526"/>
    </style:style>
    <style:style style:name="T3" style:family="text">
      <style:text-properties officeooo:rsid="0016e2b7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1" text:anchor-type="paragraph" svg:x="-0.071cm" svg:y="-1.235cm" svg:width="4.602cm" draw:z-index="0"><draw:text-box fo:min-height="1.418cm"><text:p text:style-name="P2">ANDRIAMAHAKAJY Rado</text:p><text:p text:style-name="P2">Groupe 1.1</text:p><text:p text:style-name="P2">étudiant n° 21105678</text:p></draw:text-box></draw:frame></text:p>
      <text:p text:style-name="P3"/>
      <text:p text:style-name="P3"/>
      <text:p text:style-name="P4">Galerie photos en HTML</text:p>
      <text:p text:style-name="P3"/>
      <text:p text:style-name="P3"><text:span text:style-name="T1">1.debut_html :</text:span></text:p>
      <text:p text:style-name="P6">Ce script prend un seul paramètre <text:span text:style-name="T2">au maximum qui est le titre de la page web,sans paramètre on lui prédéfini un titre par défault:Galerie Photo.</text:span></text:p>
      <text:p text:style-name="P6"/>
      <text:p text:style-name="P6"><text:span text:style-name="T2">I</text:span>l s'agit de faire un simple affichage en utilisant la commande « echo », cette commande affiche les chaînes de caractères qu'on lui demande.</text:p>
      <text:p text:style-name="P5">Quand ces caractères sont des métacaractère du Shell alors il faut les protéger par le caractère «anti-slash» ou «\».</text:p>
      <text:p text:style-name="P5">Dans ce script, le caractère à protéger est ", si on veux afficher " sur stdout, on le protège avec \ <text:span text:style-name="T2">par exemple </text:span>la commande echo "\ "" affiche juste " <text:span text:style-name="T2">sur le terminal</text:span>.</text:p>
      <text:p text:style-name="P5"/>
      <text:p text:style-name="P2"><text:span text:style-name="T1">2.</text:span>fin_html.sh :</text:p>
      <text:p text:style-name="P7">Ce script affiche du code html qui sert à fermer les balises précédemment écrits.Il ne doit prendre aucun paramètre <text:span text:style-name="T3">sinon un message d'erreur sera affiché</text:span></text:p>
      <text:p text:style-name="P7">.</text:p>
      <text:p text:style-name="P7"/>
      <text:p text:style-name="P2"><text:span text:style-name="T1">3.</text:span>liste_photos.sh :</text:p>
      <text:p text:style-name="P2"/>
      <text:p text:style-name="P2"><text:span text:style-name="T1">4.</text:span>liste_photos_html.sh :</text:p>
      <text:p text:style-name="P2"><text:span text:style-name="T1">5.</text:span>miniatures.sh :</text:p>
      <text:p text:style-name="P2"><text:span text:style-name="T1">6.</text:span>miniatures_liste_photos.sh :</text:p>
      <text:p text:style-name="P2"><text:span text:style-name="T1">7.</text:span>miniatures_liste_photos_html.sh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9T23:12:51.197271327</dc:date>
    <meta:generator>LibreOffice/4.2.8.2$Linux_X86_64 LibreOffice_project/420m0$Build-2</meta:generator>
    <meta:editing-duration>PT1H57M4S</meta:editing-duration>
    <meta:editing-cycles>2</meta:editing-cycles>
    <meta:document-statistic meta:table-count="0" meta:image-count="0" meta:object-count="0" meta:page-count="1" meta:paragraph-count="17" meta:word-count="153" meta:character-count="951" meta:non-whitespace-character-count="815"/>
  </office:meta>
</office:document-meta>
</file>